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ím" style:master-page-name="MP0" style:family="paragraph">
      <style:paragraph-properties fo:break-before="page"/>
      <style:text-properties fo:language="en" fo:country="US"/>
    </style:style>
    <style:style style:name="P2" style:parent-style-name="Címsor2" style:family="paragraph">
      <style:text-properties fo:language="en" fo:country="US"/>
    </style:style>
    <style:style style:name="P3" style:parent-style-name="Normál" style:family="paragraph">
      <style:text-properties fo:language="en" fo:country="US"/>
    </style:style>
    <style:style style:name="P4" style:parent-style-name="Normál" style:family="paragraph">
      <style:text-properties fo:language="en" fo:country="US"/>
    </style:style>
    <style:style style:name="P5" style:parent-style-name="Normál" style:family="paragraph">
      <style:text-properties fo:language="en" fo:country="US"/>
    </style:style>
    <style:style style:name="P6" style:parent-style-name="Normál" style:family="paragraph">
      <style:text-properties fo:font-weight="bold" style:font-weight-asian="bold" style:font-weight-complex="bold" fo:language="en" fo:country="US"/>
    </style:style>
    <style:style style:name="P7" style:parent-style-name="Normál" style:family="paragraph">
      <style:text-properties fo:font-weight="bold" style:font-weight-asian="bold" style:font-weight-complex="bold" fo:language="en" fo:country="US"/>
    </style:style>
    <style:style style:name="P8" style:parent-style-name="Normál" style:family="paragraph">
      <style:text-properties fo:language="en" fo:country="US"/>
    </style:style>
    <style:style style:name="P9" style:parent-style-name="Listaszerűbekezdés" style:family="paragraph">
      <style:text-properties fo:language="en" fo:country="US"/>
    </style:style>
    <style:style style:name="P10" style:parent-style-name="Listaszerűbekezdés" style:family="paragraph">
      <style:text-properties fo:language="en" fo:country="US"/>
    </style:style>
    <style:style style:name="T11" style:parent-style-name="Bekezdésalapbetűtípusa" style:family="text">
      <style:text-properties fo:language="en" fo:country="US"/>
    </style:style>
    <style:style style:name="T12" style:parent-style-name="Hiperhivatkozás" style:family="text">
      <style:text-properties fo:language="en" fo:country="US"/>
    </style:style>
    <style:style style:name="T13" style:parent-style-name="Hiperhivatkozás" style:family="text">
      <style:text-properties fo:language="en" fo:country="US"/>
    </style:style>
    <style:style style:name="T14" style:parent-style-name="Hiperhivatkozás" style:family="text">
      <style:text-properties fo:language="en" fo:country="US"/>
    </style:style>
    <style:style style:name="P15" style:parent-style-name="Normál" style:family="paragraph">
      <style:text-properties fo:language="en" fo:country="US"/>
    </style:style>
    <style:style style:name="P16" style:parent-style-name="Normál" style:family="paragraph">
      <style:text-properties fo:font-weight="bold" style:font-weight-asian="bold" style:font-weight-complex="bold" fo:language="en" fo:country="US"/>
    </style:style>
    <style:style style:name="P17" style:parent-style-name="Listaszerűbekezdés" style:family="paragraph">
      <style:text-properties fo:language="en" fo:country="US"/>
    </style:style>
    <style:style style:name="P18" style:parent-style-name="Listaszerűbekezdés" style:family="paragraph">
      <style:text-properties fo:language="en" fo:country="US"/>
    </style:style>
    <style:style style:name="P19" style:parent-style-name="Listaszerűbekezdés" style:family="paragraph">
      <style:text-properties fo:language="en" fo:country="US"/>
    </style:style>
    <style:style style:name="P20" style:parent-style-name="Normál" style:family="paragraph">
      <style:text-properties fo:font-weight="bold" style:font-weight-asian="bold" style:font-weight-complex="bold" fo:language="en" fo:country="US"/>
    </style:style>
    <style:style style:name="P21" style:parent-style-name="Normál" style:family="paragraph">
      <style:text-properties fo:language="en" fo:country="US"/>
    </style:style>
    <style:style style:name="P22" style:parent-style-name="Normál" style:family="paragraph">
      <style:text-properties fo:font-weight="bold" style:font-weight-asian="bold" style:font-weight-complex="bold" fo:language="en" fo:country="US"/>
    </style:style>
    <style:style style:name="P23" style:parent-style-name="Normál" style:family="paragraph">
      <style:text-properties fo:language="en" fo:country="US"/>
    </style:style>
    <style:style style:name="P24" style:parent-style-name="Normál" style:family="paragraph">
      <style:text-properties fo:language="en" fo:country="US"/>
    </style:style>
    <style:style style:name="T25" style:parent-style-name="Bekezdésalapbetűtípusa" style:family="text">
      <style:text-properties fo:font-weight="bold" style:font-weight-asian="bold" style:font-weight-complex="bold" fo:language="en" fo:country="US"/>
    </style:style>
    <style:style style:name="T26" style:parent-style-name="Bekezdésalapbetűtípusa" style:family="text">
      <style:text-properties fo:language="en" fo:country="US"/>
    </style:style>
    <style:style style:name="T27" style:parent-style-name="Bekezdésalapbetűtípusa" style:family="text">
      <style:text-properties fo:language="en" fo:country="US"/>
    </style:style>
    <style:style style:name="T28" style:parent-style-name="Bekezdésalapbetűtípusa" style:family="text">
      <style:text-properties fo:language="en" fo:country="US"/>
    </style:style>
    <style:style style:name="P29" style:parent-style-name="Normál" style:family="paragraph">
      <style:text-properties fo:font-style="italic" style:font-style-asian="italic" style:font-style-complex="italic" fo:language="en" fo:country="US"/>
    </style:style>
    <style:style style:name="P30" style:parent-style-name="Listaszerűbekezdés" style:family="paragraph">
      <style:text-properties fo:font-style="italic" style:font-style-asian="italic" style:font-style-complex="italic" fo:language="en" fo:country="US"/>
    </style:style>
    <style:style style:name="P31" style:parent-style-name="Listaszerűbekezdés" style:family="paragraph"/>
    <style:style style:name="T32" style:parent-style-name="Bekezdésalapbetűtípusa" style:family="text">
      <style:text-properties fo:font-style="italic" style:font-style-asian="italic" style:font-style-complex="italic" fo:language="en" fo:country="US"/>
    </style:style>
    <style:style style:name="T33" style:parent-style-name="Bekezdésalapbetűtípusa" style:family="text">
      <style:text-properties fo:font-style="italic" style:font-style-asian="italic" style:font-style-complex="italic" fo:language="en" fo:country="US"/>
    </style:style>
    <style:style style:name="T34" style:parent-style-name="Bekezdésalapbetűtípusa" style:family="text">
      <style:text-properties fo:font-style="italic" style:font-style-asian="italic" style:font-style-complex="italic" fo:language="en" fo:country="US"/>
    </style:style>
    <style:style style:name="T35" style:parent-style-name="Bekezdésalapbetűtípusa" style:family="text">
      <style:text-properties fo:font-style="italic" style:font-style-asian="italic" style:font-style-complex="italic" fo:language="en" fo:country="US"/>
    </style:style>
  </office:automatic-styles>
  <office:body>
    <office:text text:use-soft-page-breaks="true">
      <text:p text:style-name="P1">QA - Backend Automation</text:p>
      <text:h text:style-name="P2" text:outline-level="2">Test assignment</text:h>
      <text:p text:style-name="P3"/>
      <text:p text:style-name="P4">We are looking for Automation Engineers that have the mindset "only<text:s/>the sky is the limit" and "automation doesn't stop at testing, it's<text:s/>just a beginning!" ;)</text:p>
      <text:p text:style-name="P5">The purpose of this test assignment is to assess the applicant's<text:s/>knowledge in automated testing of<text:s/>APIs.</text:p>
      <text:p text:style-name="P6"/>
      <text:p text:style-name="P7">What is expected?</text:p>
      <text:p text:style-name="P8">Your goal is to develop,<text:s/></text:p>
      <text:list text:style-name="LFO3" text:continue-numbering="true">
        <text:list-item>
          <text:p text:style-name="P9">automated tests that cover CRUD operations</text:p>
        </text:list-item>
        <text:list-item>
          <text:p text:style-name="P10">some edge cases based on Gitlab Issues API</text:p>
        </text:list-item>
      </text:list>
      <text:p text:style-name="Normál"><text:span text:style-name="T11">Please use the following documentation:<text:s/></text:span><text:a xlink:href="https://docs.gitlab.com/ee/api/issues.html" office:target-frame-name="_top" xlink:show="replace"><text:span text:style-name="T12">https://docs.gitlab.com/ee/</text:span><text:bookmark-start text:name="_Hlt102647656"/><text:bookmark-start text:name="_Hlt102647657"/><text:span text:style-name="T13">a</text:span><text:bookmark-end text:name="_Hlt102647656"/><text:bookmark-end text:name="_Hlt102647657"/><text:span text:style-name="T14">pi/issues.html</text:span></text:a></text:p>
      <text:p text:style-name="P15">You will need to create an account and oauth2 token to be able to<text:s/>complete the assignment.</text:p>
      <text:p text:style-name="P16">Focus</text:p>
      <text:list text:style-name="LFO4" text:continue-numbering="true">
        <text:list-item>
          <text:p text:style-name="P17">Do not use any specific libraries for dealing with Gitlab Issues<text:s/>API. You are testing a Gitlab Issues API after all.<text:s/></text:p>
        </text:list-item>
        <text:list-item>
          <text:p text:style-name="P18">Make sure that you give detailed comments or descriptions of your tests.</text:p>
        </text:list-item>
        <text:list-item>
          <text:p text:style-name="P19">Make sure tests are runnable, project contain only necessary sources</text:p>
        </text:list-item>
      </text:list>
      <text:p text:style-name="P20">When the assignment is complete</text:p>
      <text:p text:style-name="P21">Please push your solution to<text:s/>GitHub/GitLab and send us the link to hr.grid.adi@nl.abnamro.com.</text:p>
      <text:p text:style-name="P22">If you have any questions, please contact us at</text:p>
      <text:p text:style-name="P23">hr.grid.adi@nl.abnamro.com.</text:p>
      <text:p text:style-name="P24"/>
      <text:p text:style-name="Normál"><text:span text:style-name="T25">Keep in mind:</text:span><text:span text:style-name="T26"><text:s/>it is an open assignment. There is no the right answer</text:span><text:span text:style-name="T27"><text:s/></text:span><text:span text:style-name="T28">and there is no end goal other than proving yourself. Good luck.</text:span></text:p>
      <text:p text:style-name="P29">PS.<text:s/></text:p>
      <text:list text:style-name="LFO5" text:continue-numbering="true">
        <text:list-item>
          <text:p text:style-name="P30">We don't expect you to spend weeks (and sleepless nights) on doing it. Let's see how far you can get in 6-10 hours.<text:s/></text:p>
        </text:list-item>
        <text:list-item>
          <text:p text:style-name="P31"><text:span text:style-name="T32">We want to see how you approach and solve problems. <text:s/>Feel free to use any test automation tool you are comfortable<text:s/></text:span><text:span text:style-name="T33">s</text:span><text:span text:style-name="T34">0</text:span><text:span text:style-name="T35">with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" style:display-name="Cím" style:family="paragraph" style:parent-style-name="Normál" style:next-style-name="Normá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Márlátotthiperhivatkozás" style:display-name="Már látott hiperhivatkozás" style:family="text" style:parent-style-name="Bekezdésalapbetűtípusa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ás Vereb</meta:initial-creator>
    <dc:creator>András Vereb</dc:creator>
    <meta:creation-date>2022-05-05T15:38:00Z</meta:creation-date>
    <dc:date>2022-05-05T15:38:00Z</dc:date>
    <meta:template xlink:href="Normal.dotm" xlink:type="simple"/>
    <meta:editing-cycles>2</meta:editing-cycles>
    <meta:editing-duration>PT17880S</meta:editing-duration>
    <meta:document-statistic meta:page-count="1" meta:paragraph-count="3" meta:word-count="192" meta:character-count="1514" meta:row-count="11" meta:non-whitespace-character-count="1325"/>
  </office:meta>
</office:document-meta>
</file>